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ans-serif" svg:font-family="sans-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</office:font-face-decls>
  <office:automatic-styles>
    <style:style style:name="P1" style:parent-style-name="term" style:master-page-name="MP0" style:family="paragraph">
      <style:paragraph-properties fo:break-before="page"/>
    </style:style>
    <style:style style:name="T2" style:parent-style-name="Policepardéfaut" style:family="text">
      <style:text-properties fo:font-style="italic" style:font-style-asian="italic"/>
    </style:style>
    <style:style style:name="P3" style:parent-style-name="term" style:family="paragraph">
      <style:text-properties fo:language="en" fo:country="US"/>
    </style:style>
    <style:style style:name="P4" style:parent-style-name="term" style:family="paragraph">
      <style:text-properties fo:language="en" fo:country="US"/>
    </style:style>
    <style:style style:name="P5" style:parent-style-name="term" style:family="paragraph">
      <style:text-properties fo:language="en" fo:country="US"/>
    </style:style>
    <style:style style:name="P6" style:parent-style-name="term" style:family="paragraph">
      <style:text-properties fo:language="en" fo:country="US"/>
    </style:style>
    <style:style style:name="P7" style:parent-style-name="Titre2" style:family="paragraph">
      <style:text-properties style:language-asian="fr" style:country-asian="FR"/>
    </style:style>
    <style:style style:name="T8" style:parent-style-name="Policepardéfaut" style:family="text">
      <style:text-properties fo:font-style="italic" style:font-style-asian="italic"/>
    </style:style>
    <style:style style:name="T9" style:parent-style-name="Policepardéfaut" style:family="text">
      <style:text-properties fo:font-style="italic" style:font-style-asian="italic"/>
    </style:style>
    <style:style style:name="T10" style:parent-style-name="Policepardéfaut" style:family="text">
      <style:text-properties fo:font-style="italic" style:font-style-asian="italic"/>
    </style:style>
  </office:automatic-styles>
  <office:body>
    <office:text text:use-soft-page-breaks="true">
      <text:p text:style-name="P1">title : Articles du<text:s/><text:span text:style-name="T2">Mercure de France</text:span>, année<text:s/>1890</text:p>
      <text:p text:style-name="term">copyeditor : Marguerite Bordry (Relecture)</text:p>
      <text:p text:style-name="term">copyeditor : Éric Thiébaud (OCR,<text:s/>Stylage sémantique)</text:p>
      <text:p text:style-name="P3">idno : http://obvil.sorbonne-universite.site/corpus/mercure-italie/annee-1890.xml</text:p>
      <text:p text:style-name="P4">idno : http://obvil.sorbonne-universite.site/corpus/mercure-italie/annee-1890.html</text:p>
      <text:p text:style-name="P5">idno : http://obvil.sorbonne-universite.site/corpus/mercure-italie/annee-1890.epub</text:p>
      <text:p text:style-name="P6">idno : http://obvil.sorbonne-universite.site/corpus/mercure-italie/annee-1890.txt</text:p>
      <text:p text:style-name="term">date :<text:s/>1890</text:p>
      <text:p text:style-name="term">lang : fre</text:p>
      <text:h text:style-name="Titre1" text:outline-level="1">Tome I, numéro 3, mars 1890</text:h>
      <text:h text:style-name="P7" text:outline-level="2">Le Salon des XX. Bruxelles [extrait]</text:h>
      <text:p text:style-name="term">id : article-1890-03_088</text:p>
      <text:p text:style-name="term">author :<text:s/>Daland</text:p>
      <text:p text:style-name="term">signed :<text:s/>Daland</text:p>
      <text:p text:style-name="term">section :<text:s/>none</text:p>
      <text:p text:style-name="term">title :<text:s/>Le Salon des XX. Bruxelles [extrait]</text:p>
      <text:p text:style-name="term">date :<text:s/>1890-03</text:p>
      <text:p text:style-name="term">ref :<text:s/>Tome I, numéro 3, mars 1890,<text:s/>p. 87-91 [88]</text:p>
      <text:p text:style-name="byline">Daland.</text:p>
      <text:p text:style-name="bibl">Tome I, numéro 3, mars 1890,<text:s/>p. 87-91 [88].</text:p>
      <text:p text:style-name="Corpsdetexte">[…]</text:p>
      <text:p text:style-name="Corpsdetexte">À côté d’un<text:s/><text:span text:style-name="T8">Crépuscule</text:span><text:s/>pastichant Millet, et de<text:s/><text:span text:style-name="T9">Mai</text:span>, une exquise aquarelle, M. Segantini expose un mâle hymne à l’Existence :<text:s/><text:span text:style-name="T10">Une fleur des Alpes</text:span>, avec cette épigraphe :</text:p>
      <text:p text:style-name="quote.l">J’ai rencontré en haut, près des glaciers, une fleur étonnante.</text:p>
      <text:p text:style-name="quote.l">Qu’elle était belle et harmonieusement douce au soleil !</text:p>
      <text:p text:style-name="quote.l">J’ai tâché d’en donner une transcription en formes humaines.</text:p>
      <text:p text:style-name="Corpsdetexte">Un chant de chair, de matériel amour, de jeune vie et de suprême harmonie, ce maître tableau que semble avoir inspiré l’âme du Vinci.</text:p>
      <text:p text:style-name="Corpsdetexte">[…]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ans-serif" svg:font-family="sans-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Titre1Car" style:display-name="Titre 1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erm" style:display-name="term" style:family="paragraph" style:parent-style-name="Normal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Titre2Car" style:display-name="Titre 2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bibl" style:display-name="&lt;bibl&gt;" style:family="paragraph">
      <style:paragraph-properties fo:margin-bottom="0.0784in" style:line-height-at-least="0.0694in" fo:margin-left="1.1812in">
        <style:tab-stops/>
      </style:paragraph-properties>
      <style:text-properties style:font-name="sans-serif" style:font-name-asian="Arial Unicode MS" style:font-name-complex="Arial Unicode MS" fo:font-size="9.5pt" style:font-size-asian="9.5pt" style:font-size-complex="12pt" style:language-asian="hi" style:country-asian="IN" style:language-complex="hi" style:country-complex="IN" fo:hyphenate="false"/>
    </style:style>
    <style:style style:name="byline" style:display-name="&lt;byline&gt;" style:family="paragraph">
      <style:paragraph-properties fo:text-align="end"/>
      <style:text-properties style:font-name-asian="Arial Unicode MS" style:font-name-complex="Arial Unicode MS" fo:font-size="12pt" style:font-size-asian="12pt" style:font-size-complex="12pt" style:language-asian="hi" style:country-asian="IN" style:language-complex="hi" style:country-complex="IN" fo:hyphenate="false"/>
    </style:style>
    <style:style style:name="Corpsdetexte" style:display-name="Corps de texte" style:family="paragraph" style:parent-style-name="Normal">
      <style:paragraph-properties fo:widows="0" fo:orphans="0" fo:text-align="justify" fo:margin-bottom="0.0833in" fo:line-height="150%" fo:text-indent="0.1652in"/>
      <style:text-properties style:font-name="Times New Roman" style:font-name-asian="SimSun" style:font-name-complex="Mangal" fo:font-size="12pt" style:font-size-asian="12pt" style:font-size-complex="12pt" style:language-asian="zh" style:country-asian="CN" style:language-complex="hi" style:country-complex="IN" fo:hyphenate="false"/>
    </style:style>
    <style:style style:name="CorpsdetexteCar" style:display-name="Corps de texte Car" style:family="text" style:parent-style-name="Policepardéfaut">
      <style:text-properties style:font-name="Times New Roman" style:font-name-asian="SimSun" style:font-name-complex="Mangal" fo:font-size="12pt" style:font-size-asian="12pt" style:font-size-complex="12pt" style:language-asian="zh" style:country-asian="CN" style:language-complex="hi" style:country-complex="IN"/>
    </style: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Commentaire" style:display-name="Commentaire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aireCar" style:display-name="Commentaire Car" style:family="text" style:parent-style-name="Policepardéfaut">
      <style:text-properties fo:font-size="10pt" style:font-size-asian="10pt" style:font-size-complex="10pt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 style:parent-style-name="CommentaireCar">
      <style:text-properties fo:font-weight="bold" style:font-weight-asian="bold" style:font-weight-complex="bold" fo:font-size="10pt" style:font-size-asian="10pt" style:font-size-complex="10pt"/>
    </style:style>
    <style:style style:name="quote.l" style:display-name="&lt;quote.l&gt;" style:family="paragraph" style:parent-style-name="Corpsdetexte">
      <style:paragraph-properties fo:text-align="start" fo:margin-left="0.559in" fo:text-indent="-0.1652in">
        <style:tab-stops/>
      </style:paragraph-properties>
      <style:text-properties fo:font-size="11pt" style:font-size-asian="11pt" style:font-size-complex="11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er</meta:initial-creator>
    <dc:creator>User</dc:creator>
    <meta:creation-date>2018-12-17T14:17:00Z</meta:creation-date>
    <dc:date>2018-12-17T14:17:00Z</dc:date>
    <meta:template xlink:href="Normal.dotm" xlink:type="simple"/>
    <meta:editing-cycles>2</meta:editing-cycles>
    <meta:editing-duration>PT0S</meta:editing-duration>
    <meta:document-statistic meta:page-count="1" meta:paragraph-count="2" meta:word-count="198" meta:character-count="1289" meta:row-count="9" meta:non-whitespace-character-count="1093"/>
  </office:meta>
</office:document-meta>
</file>